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a9bec"/>
    </style:style>
    <style:style style:name="T1" style:family="text">
      <style:text-properties officeooo:rsid="000a9bec"/>
    </style:style>
    <style:style style:name="T2" style:family="text">
      <style:text-properties fo:font-weight="bold" officeooo:rsid="000a9bec" style:font-weight-asian="bold" style:font-weight-complex="bold"/>
    </style:style>
    <style:style style:name="T3" style:family="text">
      <style:text-properties fo:font-style="italic" fo:font-weight="bold" officeooo:rsid="000a9bec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a9bec" style:font-style-asian="italic" style:font-weight-asian="bold" style:font-style-complex="italic" style:font-weight-complex="bold"/>
    </style:style>
    <style:style style:name="T5" style:family="text">
      <style:text-properties fo:font-size="13pt" fo:font-style="italic" style:text-underline-style="solid" style:text-underline-width="auto" style:text-underline-color="font-color" fo:font-weight="bold" officeooo:rsid="000a9bec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style:text-underline-style="none" fo:font-weight="bold" officeooo:rsid="000a9bec" style:font-size-asian="13pt" style:font-style-asian="italic" style:font-weight-asian="bold" style:font-size-complex="13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tab/><text:tab/><text:tab/><text:tab/></text:span><text:span text:style-name="T5">Qualitätsmerkmale von Software</text:span></text:p>
      <text:p text:style-name="P1"><text:span text:style-name="T1"/></text:p>
      <text:p text:style-name="P1"><text:span text:style-name="T1"/></text:p>
      <text:p text:style-name="P1"><text:span text:style-name="T1">1. <text:tab/>Zuverlässig</text:span></text:p>
      <text:p text:style-name="P1"><text:span text:style-name="T1">2. <text:tab/>Roboust</text:span></text:p>
      <text:p text:style-name="P1"><text:span text:style-name="T1">3. <text:tab/>Änderungs- und Erweiterungsfreundlich</text:span></text:p>
      <text:p text:style-name="P1"><text:span text:style-name="T1">4. <text:tab/>Portabel</text:span></text:p>
      <text:p text:style-name="P1"><text:span text:style-name="T1">5.<text:tab/> Wartungsfreundlich</text:span></text:p>
      <text:p text:style-name="P1"><text:span text:style-name="T1">6.<text:tab/>Benutzerfreundlich</text:span></text:p>
      <text:p text:style-name="P1"><text:span text:style-name="T1">7. <text:tab/>Effizien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7T10:32:17</meta:creation-date>
    <dc:date>2012-11-27T10:39:29</dc:date>
    <dc:creator>Dennis Diehm</dc:creator>
    <meta:editing-duration>P0D</meta:editing-duration>
    <meta:editing-cycles>1</meta:editing-cycles>
    <meta:document-statistic meta:table-count="0" meta:image-count="0" meta:object-count="0" meta:page-count="1" meta:paragraph-count="8" meta:word-count="19" meta:character-count="169" meta:non-whitespace-character-count="148"/>
    <meta:generator>LibreOffice/3.6$Linux_x86 LibreOffice_project/360m1$Build-2</meta:generator>
  </office:meta>
</office:document-meta>
</file>